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officeooo:rsid="001af7dd" officeooo:paragraph-rsid="001af7dd" style:font-size-asian="15pt" style:font-weight-asian="bold" style:font-size-complex="15pt" style:font-weight-complex="bold"/>
    </style:style>
    <style:style style:name="P2" style:family="paragraph" style:parent-style-name="Standard">
      <style:text-properties fo:font-size="12pt" fo:font-weight="normal" officeooo:rsid="001af7dd" officeooo:paragraph-rsid="001af7dd" style:font-size-asian="10.5pt" style:font-weight-asian="normal" style:font-size-complex="12pt" style:font-weight-complex="normal"/>
    </style:style>
    <style:style style:name="P3" style:family="paragraph" style:parent-style-name="Standard">
      <style:text-properties fo:font-size="12pt" fo:font-weight="normal" officeooo:rsid="001af7dd" officeooo:paragraph-rsid="001f295b" style:font-size-asian="10.5pt" style:font-weight-asian="normal" style:font-size-complex="12pt" style:font-weight-complex="normal"/>
    </style:style>
    <style:style style:name="P4" style:family="paragraph" style:parent-style-name="Standard">
      <style:text-properties fo:font-size="12pt" fo:font-weight="normal" officeooo:rsid="001af7dd" officeooo:paragraph-rsid="001af7dd" style:font-size-asian="10.5pt" style:font-weight-asian="normal" style:font-size-complex="12pt" style:font-weight-complex="normal"/>
    </style:style>
    <style:style style:name="P5" style:family="paragraph" style:parent-style-name="Standard">
      <style:text-properties fo:font-size="12pt" fo:font-weight="normal" officeooo:rsid="0022edb1" officeooo:paragraph-rsid="0022edb1" style:font-size-asian="10.5pt" style:font-weight-asian="normal" style:font-size-complex="12pt" style:font-weight-complex="normal"/>
    </style:style>
    <style:style style:name="P6" style:family="paragraph" style:parent-style-name="Standard">
      <style:text-properties fo:font-size="12pt" fo:font-weight="normal" officeooo:rsid="00260ef7" officeooo:paragraph-rsid="00260ef7" style:font-size-asian="10.5pt" style:font-weight-asian="normal" style:font-size-complex="12pt" style:font-weight-complex="normal"/>
    </style:style>
    <style:style style:name="P7" style:family="paragraph" style:parent-style-name="Standard">
      <style:text-properties fo:font-size="12pt" fo:font-weight="normal" officeooo:rsid="0028fe70" officeooo:paragraph-rsid="0028fe70" style:font-size-asian="10.5pt" style:font-weight-asian="normal" style:font-size-complex="12pt" style:font-weight-complex="normal"/>
    </style:style>
    <style:style style:name="P8" style:family="paragraph" style:parent-style-name="Standard">
      <style:text-properties fo:font-size="15pt" fo:font-weight="bold" officeooo:rsid="0022edb1" officeooo:paragraph-rsid="0022edb1" style:font-size-asian="15pt" style:font-weight-asian="bold" style:font-size-complex="15pt" style:font-weight-complex="bold"/>
    </style:style>
    <style:style style:name="P9" style:family="paragraph" style:parent-style-name="Standard">
      <style:text-properties fo:font-size="15pt" fo:font-weight="bold" officeooo:rsid="00260ef7" officeooo:paragraph-rsid="00260ef7" style:font-size-asian="15pt" style:font-weight-asian="bold" style:font-size-complex="15pt" style:font-weight-complex="bold"/>
    </style:style>
    <style:style style:name="T1" style:family="text">
      <style:text-properties officeooo:rsid="001c3453"/>
    </style:style>
    <style:style style:name="T2" style:family="text">
      <style:text-properties officeooo:rsid="001e0510"/>
    </style:style>
    <style:style style:name="T3" style:family="text">
      <style:text-properties officeooo:rsid="00260ef7"/>
    </style:style>
    <style:style style:name="T4" style:family="text">
      <style:text-properties officeooo:rsid="00277b66"/>
    </style:style>
    <style:style style:name="T5" style:family="text">
      <style:text-properties fo:font-weight="bold" style:font-weight-asian="bold" style:font-weight-complex="bold"/>
    </style:style>
    <style:style style:name="T6" style:family="text">
      <style:text-properties fo:font-size="15pt" fo:font-weight="bol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Checks in scope</text:p>
      <text:p text:style-name="Standard"/>
      <text:p text:style-name="Standard">{'text': '("no", "the article is about QIAGEN\'s Q3 2024 financial results and does not mention any therapeutic area specifically.")'}</text:p>
      <text:p text:style-name="Standard"/>
      <text:p text:style-name="Standard">PR_News_relevancy.xlsx</text:p>
      <text:p text:style-name="Standard"/>
      <text:p text:style-name="Standard">{'text': '("no", "the article is about financial results, operational highlights, and corporate strategy, with no specific mention of Multiple Sclerosis or Solid Tumor therapeutic areas")'}</text:p>
      <text:p text:style-name="Standard"/>
      <text:p text:style-name="Standard">Pharmacy Times_relevancy.xlsx</text:p>
      <text:p text:style-name="Standard"/>
      <text:p text:style-name="Standard">{'text': '("no", "the article is about RSV infection in infants, does not mention Solid Tumor")'}</text:p>
      <text:p text:style-name="Standard"/>
      <text:p text:style-name="Standard">Contract_Pharma_relevancy.xlsx</text:p>
      <text:p text:style-name="Standard">{'text': '("BMS", "the content is about cell therapy development, which can be related to Solid Tumor therapies and mentions advancing clients\' products to the clinic")'}</text:p>
      <text:p text:style-name="Standard"/>
      <text:p text:style-name="Standard">OncLive_relevancy.xlsx</text:p>
      <text:p text:style-name="Standard">{'text': '("no", "the article is about lung cancer and HER2-targeted therapies, not Multiple Sclerosis")'}</text:p>
      <text:p text:style-name="Standard"/>
      <text:p text:style-name="Standard">Medical dialogue_relevancy.xlsx</text:p>
      <text:p text:style-name="Standard">done</text:p>
      <text:p text:style-name="Standard"/>
      <text:p text:style-name="Standard">PmLive_relevancy.xlsx</text:p>
      <text:p text:style-name="Standard">{'text': '("no", "the article is about eosinophilic oesophagitis (EoE) treatment and does not mention multiple sclerosis or a variation of it")'}</text:p>
      <text:p text:style-name="Standard"/>
      <text:p text:style-name="P1">New asset Detection</text:p>
      <text:p text:style-name="P1"/>
      <text:p text:style-name="P1">&gt; <text:span text:style-name="T1">check if spacy could do a good NER job. </text:span></text:p>
      <text:p text:style-name="P1">&gt; <text:span text:style-name="T1">check if sentence transformers can work. </text:span></text:p>
      <text:p text:style-name="P1">&gt; <text:span text:style-name="T2">rag won’t work == “ag-202” == “AGT-219” for rags</text:span></text:p>
      <text:p text:style-name="P1"/>
      <text:p text:style-name="P2">Bio_Space_relevancy.xlsx</text:p>
      <text:p text:style-name="P2"/>
      <text:p text:style-name="P2">project not relevant according to mr inscope</text:p>
      <text:p text:style-name="P2"/>
      <text:p text:style-name="P3">{'text': 'Yes. \nReasoning: Asset names CT95, CTIM76, and CT202 were found in the text, but none of them match the provided asset list, and CTM033 is the only match but it is CTM033 and not </text:p>
      <text:p text:style-name="P3">CT95, CTIM76, or CT202, which are clearly different.'}</text:p>
      <text:p text:style-name="P2"/>
      <text:p text:style-name="P2">PR_News_relevancy.xlsx</text:p>
      <text:p text:style-name="P2">project not relevant according to mr inscope</text:p>
      <text:p text:style-name="P2">project not relevant according to mr inscope</text:p>
      <text:p text:style-name="P2">project not relevant according to mr inscope</text:p>
      <text:p text:style-name="P2">project not relevant according to mr inscope</text:p>
      <text:p text:style-name="P2"/>
      <text:p text:style-name="P2"><text:soft-page-break/>{'text': 'No. \nThe text does not mention any specific asset names or in-scope mechanisms of action (MoAs) related to the project that would flag it for SME review.'}</text:p>
      <text:p text:style-name="P2"/>
      <text:p text:style-name="P2">Pharmacy Times_relevancy.xlsx</text:p>
      <text:p text:style-name="P2">{'text': "Yes. \nReasoning: The text mentions 'clesrovimab,' which is not found in the provided asset list."}</text:p>
      <text:p text:style-name="P2"/>
      <text:p text:style-name="P2">Contract_Pharma_relevancy.xlsx</text:p>
      <text:p text:style-name="P2"/>
      <text:p text:style-name="P2">project not relevant according to mr inscope</text:p>
      <text:p text:style-name="P2">project not relevant according to mr inscope</text:p>
      <text:p text:style-name="P2"/>
      <text:p text:style-name="P2"/>
      <text:p text:style-name="P8">Check in scope : 2 </text:p>
      <text:p text:style-name="P5"/>
      <text:p text:style-name="P5">Bio_Space_relevancy.xlsx</text:p>
      <text:p text:style-name="P5">('EMD', 'the content is about QIAGEN a company developing molecular diagnostics for multiple sclerosis and other neurodegenerative diseases among its customer base')</text:p>
      <text:p text:style-name="P5">Context Therapeutics Reports Third Quarter 2024 Operating and Financial Results</text:p>
      <text:p text:style-name="P5">('EMD', 'the content is about multiple sclerosis treatments with mesothelin and nectin4 targeting bispecific antibodies in clinical trials and phase 1 studies')</text:p>
      <text:p text:style-name="P5">Recursion Provides Business Updates and Reports Third Quarter 2024 Financial Results</text:p>
      <text:p text:style-name="P5">('BMS', 'clinical trials and pipeline updates for various solid tumor related conditions mentioned')</text:p>
      <text:p text:style-name="P5">ADC Therapeutics Reports Third Quarter and Year-to-Date 2024 Financial Results and Provides Operational Update</text:p>
      <text:p text:style-name="P5">('EMD', "the content is about ADC Therapeutics' financial results and clinical updates with no mention of Multiple Sclerosis or its variations.)\n\nNote: BTKI and MOA are not relevant in this context. The correct term is 'MOA' stands for mechanism of action.")</text:p>
      <text:p text:style-name="P5">MoonLake Immunotherapeutics Reports Third Quarter 2024 Financial Results and Provides a Business Update</text:p>
      <text:p text:style-name="P5">('EMD', "the content is about MoonLake Immunotherapeutics' progress in developing treatments for inflammatory diseases but it does not specifically talk about multiple sclerosis or its variation.")</text:p>
      <text:p text:style-name="P5">ProQR Announces Third Quarter 2024 Operating and Financial Results</text:p>
      <text:p text:style-name="P5">('relevant', "talks about ProQR Therapeutics' financial performance corporate updates and upcoming events")</text:p>
      <text:p text:style-name="P5">PR_News_relevancy.xlsx</text:p>
      <text:p text:style-name="P5">REGENXBIO Reports Third Quarter 2024 Financial Results and Recent Operational Updates</text:p>
      <text:p text:style-name="P5">Token indices sequence length is longer than the specified maximum sequence length for this model (1589 &gt; 1024). Running this sequence through the model will result in indexing errors</text:p>
      <text:p text:style-name="P5">('BMS', "The content discusses REGENXBIO's financial performance and strategic advancements in gene therapy treatments for rare diseases including Duchenne muscular dystrophy and MPS II.")</text:p>
      <text:p text:style-name="P5">Pharmacy Times_relevancy.xlsx</text:p>
      <text:p text:style-name="P5">RSV Preventative Monoclonal Antibody Could Reduce Disease Incidence in Preterm, Full-term Infants</text:p>
      <text:p text:style-name="P5">('BMS', 'the moa is in clinical trials for RSV infections a solid tumor is not mentioned but the term BMS can be directly related to Bristol Myers Squibb which is a pharmaceutical company known to work on various cancer treatments and clinical trials hence it can be directly related to the provided content which is about RSV infections and clinical trials')</text:p>
      <text:p text:style-name="P5">Contract_Pharma_relevancy.xlsx</text:p>
      <text:p text:style-name="P5">Kincell Bio Names Chief Commercial Officer</text:p>
      <text:p text:style-name="P5"><text:soft-page-break/>('BMS', 'the text does not directly mention clinical trials drugs or therapies or solid tumors but it does mention biopharmaceutical industry and commercial strategy for cell therapy innovators and patients which is related to BMS')</text:p>
      <text:p text:style-name="P5">OncLive_relevancy.xlsx</text:p>
      <text:p text:style-name="P5">Zongertinib Research Could Represent Next Wave in HER2-Mutated NSCLC Management</text:p>
      <text:p text:style-name="P5">('no', 'the article is about nonsmall cell lung cancer and clinical trials in therapeutic area of oncology')</text:p>
      <text:p text:style-name="P5">Medical dialogue_relevancy.xlsx</text:p>
      <text:p text:style-name="P5">done</text:p>
      <text:p text:style-name="P5">PmLive_relevancy.xlsx</text:p>
      <text:p text:style-name="P5">Sanofi/Regeneron’s Dupixent approved by EC for younger eosinophilic oesophagitis patients</text:p>
      <text:p text:style-name="P5">('EMD', 'the content is about Dupixent treatment of eosinophilic oesophagitis and does not relate to multiple sclerosis or any variation of it')</text:p>
      <text:p text:style-name="P5">Health World_relevancy.xlsx</text:p>
      <text:p text:style-name="P5">AstraZeneca's China chief in custody, believes unrelated to insurance probe</text:p>
      <text:p text:style-name="P5">('BMS', 'the article mentions clinical trial data readouts for astraZeneca in 2025)\n(no the article does not relate to clinical trials drugs therapies or corporate strategy')</text:p>
      <text:p text:style-name="P5">Pharmiweb_relevancy.xlsx</text:p>
      <text:p text:style-name="P5">Bayer Foundation announces Science Awards winners of 2024</text:p>
      <text:p text:style-name="P5">('BMS', 'the text mentions drug discovery and personalized medicine reducing need for animal testing in disease treatment)\n(no none of the text mentions any strategic alliance corporate strategy or financial results')</text:p>
      <text:p text:style-name="P5">Targeted Oncology_relevancy.xlsx</text:p>
      <text:p text:style-name="P5">Balancing Risk and Efficacy in Follicular Lymphoma Treatment</text:p>
      <text:p text:style-name="P5">('EMD', 'the content is discussing follicular lymphoma not multiple sclerosis or any variation of it')</text:p>
      <text:p text:style-name="P5">Pharma_news Intelligence_relevancy.xlsx</text:p>
      <text:p text:style-name="P5">done</text:p>
      <text:p text:style-name="P5"/>
      <text:p text:style-name="P9">New asset Detection <text:span text:style-name="T4">2</text:span></text:p>
      <text:p text:style-name="P9"/>
      <text:p text:style-name="P6">Bio_Space_relevancy.xlsx</text:p>
      <text:p text:style-name="P6">QIAGEN delivers solid Q3 2024 growth ahead of outlook, increases full-year 2024 adjusted EPS outlook</text:p>
      <text:p text:style-name="P6">{'text': "No. \n\nReasoning: No asset names were found in the given text, and no in-scope MoAs related to the project were mentioned. The text appears to be about QIAGEN NV's quarterly results and company overview, which does not reference any specific assets from the provided list."}</text:p>
      <text:p text:style-name="P6">PR_News_relevancy.xlsx</text:p>
      <text:p text:style-name="P6">REGENXBIO Reports Third Quarter 2024 Financial Results and Recent Operational Updates</text:p>
      <text:p text:style-name="P6">{'text': 'yes \n\nReasoning: The text contains the asset name "ABBVRGX314" which is not found in the provided asset list. This triggers a flag for SME review according to the instructions.'}</text:p>
      <text:p text:style-name="P6">Pharmacy Times_relevancy.xlsx</text:p>
      <text:p text:style-name="P6">RSV Preventative Monoclonal Antibody Could Reduce Disease Incidence in Preterm, Full-term Infants</text:p>
      <text:p text:style-name="P6">{'text': "Yes. \n\nReasoning: The text contains the asset name 'Clesrovimab', which is not found in the provided asset list."}</text:p>
      <text:p text:style-name="P6">Contract_Pharma_relevancy.xlsx</text:p>
      <text:p text:style-name="P6">Kincell Bio Names Chief Commercial Officer</text:p>
      <text:p text:style-name="P6">{'text': "'no' \n\nReasoning: No asset names were found in the given text."}</text:p>
      <text:p text:style-name="P6">OncLive_relevancy.xlsx</text:p>
      <text:p text:style-name="P6">Zongertinib Research Could Represent Next Wave in HER2-Mutated NSCLC Management</text:p>
      <text:p text:style-name="P6"><text:soft-page-break/>{'text': "yes \n\nReasoning: No asset name from the provided list is found in the given text. However, the text mentions 'zongertinib', which is likely a HER2 inhibitor, and 'pembrolizumab', but neither 'zongertinib' nor 'pembrolizumab' is in the provided asset list."}</text:p>
      <text:p text:style-name="P6">Medical dialogue_relevancy.xlsx</text:p>
      <text:p text:style-name="P6">done</text:p>
      <text:p text:style-name="P6">PmLive_relevancy.xlsx</text:p>
      <text:p text:style-name="P6">Sanofi/Regeneron’s Dupixent approved by EC for younger eosinophilic oesophagitis patients</text:p>
      <text:p text:style-name="P6">{'text': "'Yes'. \n\nReasoning: No asset name from the provided text matches the asset list."}</text:p>
      <text:p text:style-name="P6">Health World_relevancy.xlsx</text:p>
      <text:p text:style-name="P6">AstraZeneca's China chief in custody, believes unrelated to insurance probe</text:p>
      <text:p text:style-name="P6">{'text': "No. \n\nReasoning: No asset names were found in the text provided, and no in-scope mechanisms of action (MoAs) related to the project were identified. The text primarily discusses AstraZeneca's business and investigations in China, with no mention of specific assets or MoAs."}</text:p>
      <text:p text:style-name="P6">Pharmiweb_relevancy.xlsx</text:p>
      <text:p text:style-name="P6">Bayer Foundation announces Science Awards winners of 2024</text:p>
      <text:p text:style-name="P6">{'text': "'no' \n\nReasoning: No asset names (either alphanumeric or alphabetical) were found in the text, and no in-scope MoAs related to the project were mentioned. The text appears to be discussing awards and recognition for scientific research, rather than a specific asset or project."}</text:p>
      <text:p text:style-name="P6">Targeted Oncology_relevancy.xlsx</text:p>
      <text:p text:style-name="P6">Balancing Risk and Efficacy in Follicular Lymphoma Treatment</text:p>
      <text:p text:style-name="P6">{'text': "'no' \n\nReasoning: No asset names were found in the given text. Additionally, no in-scope mechanisms of action (MoAs) related to the project were found."}</text:p>
      <text:p text:style-name="P6">Pharma_news Intelligence_relevancy.xlsx</text:p>
      <text:p text:style-name="P6">done</text:p>
      <text:p text:style-name="P6"/>
      <text:p text:style-name="P7"><text:span text:style-name="T6">Newasset Detection 3 : </text:span><text:line-break/></text:p>
      <text:p text:style-name="P7">Bio_Space_relevancy.xlsx</text:p>
      <text:p text:style-name="P7">QIAGEN delivers solid Q3 2024 growth ahead of outlook, increases full-year 2024 adjusted EPS outlook</text:p>
      <text:p text:style-name="P7">Token indices sequence length is longer than the specified maximum sequence length for this model (1031 &gt; 1024). Running this sequence through the model will result in indexing errors</text:p>
      <text:p text:style-name="P7">{'text': "'no' \n\nReasoning: No asset names were found in the given text, and no in-scope MoAs (mechanism of actions) related to the project were mentioned. The text appears to be a quarterly financial report and company overview of QIAGEN NV, with no reference to specific assets from the provided list."}</text:p>
      <text:p text:style-name="P7">PR_News_relevancy.xlsx</text:p>
      <text:p text:style-name="P7">REGENXBIO Reports Third Quarter 2024 Financial Results and Recent Operational Updates</text:p>
      <text:p text:style-name="P7">{'text': 'No \n\nReasoning: No asset names were mentioned in the text, however, no in-scope mechanisms of action (MoAs) related to the project were found either.'}</text:p>
      <text:p text:style-name="P7">Pharmacy Times_relevancy.xlsx</text:p>
      <text:p text:style-name="P7">RSV Preventative Monoclonal Antibody Could Reduce Disease Incidence in Preterm, Full-term Infants</text:p>
      <text:p text:style-name="P7">{'text': 'Yes. \n\nReasoning: The text mentions the asset name "Clesrovimab" which is not found in the provided asset list.'}</text:p>
      <text:p text:style-name="P7">Contract_Pharma_relevancy.xlsx</text:p>
      <text:p text:style-name="P7">Kincell Bio Names Chief Commercial Officer</text:p>
      <text:p text:style-name="P7">{'text': "'no'\n\nReasoning: The text does not mention any asset names (either alphanumeric or alphabetical) from the provided asset list. The text appears to be about a personnel appointment at Kincell Bio and does not mention any specific assets or Mechanisms of Action (MoAs) related to the project."}</text:p>
      <text:p text:style-name="P7">OncLive_relevancy.xlsx</text:p>
      <text:p text:style-name="P7"><text:soft-page-break/>Zongertinib Research Could Represent Next Wave in HER2-Mutated NSCLC Management</text:p>
      <text:p text:style-name="P7">{'text': "yes \n\nReasoning: The text mentions 'zongertinib,' which is not found in the provided asset list."}</text:p>
      <text:p text:style-name="P7">Medical dialogue_relevancy.xlsx</text:p>
      <text:p text:style-name="P7">done</text:p>
      <text:p text:style-name="P7">PmLive_relevancy.xlsx</text:p>
      <text:p text:style-name="P7">Sanofi/Regeneron’s Dupixent approved by EC for younger eosinophilic oesophagitis patients</text:p>
      <text:p text:style-name="P7">{'text': "'yes' \n\nReasoning: The asset name 'Dupixent' was not found in the provided asset list."}</text:p>
      <text:p text:style-name="P7">Health World_relevancy.xlsx</text:p>
      <text:p text:style-name="P7">AstraZeneca's China chief in custody, believes unrelated to insurance probe</text:p>
      <text:p text:style-name="P7">{'text': "'no'. \n\nReasoning: No asset names were found in the text that match the asset list provided, but no in-scope MoAs related to the project were found either."}</text:p>
      <text:p text:style-name="P7">Pharmiweb_relevancy.xlsx</text:p>
      <text:p text:style-name="P7">Bayer Foundation announces Science Awards winners of 2024</text:p>
      <text:p text:style-name="P7">{'text': "No.\n\nReasoning: No asset names (either alphanumeric or alphabetical) were found in the given text. However, when looking for in-scope MoAs related to the project, several mentions of medical research areas, such as 'human organoids', 'stem cells', 'neuropsychiatric diseases', 'neuroprosthetics', and 'regenerative medicine' can be considered as related to the field of the provided asset list."}</text:p>
      <text:p text:style-name="P7">Targeted Oncology_relevancy.xlsx</text:p>
      <text:p text:style-name="P7">Balancing Risk and Efficacy in Follicular Lymphoma Treatment</text:p>
      <text:p text:style-name="P7">{'text': "'no' \n\nReasoning: No asset names were found in the given text, and no in-scope MoAs (mechanism of actions) related to the project were mentioned."}</text:p>
      <text:p text:style-name="P7">Pharma_news Intelligence_relevancy.xlsx</text:p>
      <text:p text:style-name="P7">do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4T09:50:35.376454036</meta:creation-date>
    <dc:date>2024-12-05T08:25:31.683597159</dc:date>
    <meta:editing-duration>PT1H11M19S</meta:editing-duration>
    <meta:editing-cycles>17</meta:editing-cycles>
    <meta:generator>LibreOffice/7.3.7.2$Linux_X86_64 LibreOffice_project/30$Build-2</meta:generator>
    <meta:document-statistic meta:table-count="0" meta:image-count="0" meta:object-count="0" meta:page-count="5" meta:paragraph-count="140" meta:word-count="1657" meta:character-count="11996" meta:non-whitespace-character-count="10473"/>
  </office:meta>
</office:document-meta>
</file>